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"/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dańsk" table:style-name="ta1" table:print="false">
        <table:table-column table:style-name="co1" table:number-columns-repeated="11" table:default-cell-style-name="Default"/>
        <table:table-row table:style-name="ro1">
          <table:table-cell table:style-name="ce1"/>
          <table:table-cell/>
          <table:table-cell office:value-type="string">
            <text:p>panel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3" table:number-columns-repeated="2"/>
          <table:table-cell table:number-columns-repeated="5"/>
        </table:table-row>
        <table:table-row table:style-name="ro1">
          <table:table-cell table:style-name="ce1" office:value-type="string">
            <text:p>Płeć, miasta, pomorskie, GUS 2011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office:value-type="string">
            <text:p>ogółem</text:p>
          </table:table-cell>
          <table:table-cell table:number-columns-repeated="10"/>
        </table:table-row>
        <table:table-row table:style-name="ro1">
          <table:table-cell table:formula="of:=[.A9]+[.A11]" office:value-type="float" office:value="1498272">
            <text:p>1498272</text:p>
          </table:table-cell>
          <table:table-cell table:number-columns-repeated="10"/>
        </table:table-row>
        <table:table-row table:style-name="ro1">
          <table:table-cell office:value-type="string">
            <text:p>M</text:p>
          </table:table-cell>
          <table:table-cell table:number-columns-repeated="2"/>
          <table:table-cell table:style-name="ce6" table:number-columns-repeated="3"/>
          <table:table-cell table:number-columns-repeated="5"/>
        </table:table-row>
        <table:table-row table:style-name="ro1">
          <table:table-cell office:value-type="float" office:value="717113">
            <text:p>717113</text:p>
          </table:table-cell>
          <table:table-cell table:style-name="ce3" table:formula="of:=[.A9]/[.A$7]" office:value-type="percentage" office:value="0.478626711304756">
            <text:p>48%</text:p>
          </table:table-cell>
          <table:table-cell table:style-name="ce5" table:formula="of:=[.B9]*[.$C$2]" office:value-type="float" office:value="19.1450684521903">
            <text:p>19,1</text:p>
          </table:table-cell>
          <table:table-cell table:number-columns-repeated="8"/>
        </table:table-row>
        <table:table-row table:style-name="ro1">
          <table:table-cell office:value-type="string">
            <text:p>K</text:p>
          </table:table-cell>
          <table:table-cell table:number-columns-repeated="10"/>
        </table:table-row>
        <table:table-row table:style-name="ro1">
          <table:table-cell office:value-type="float" office:value="781159">
            <text:p>781159</text:p>
          </table:table-cell>
          <table:table-cell table:style-name="ce3" table:formula="of:=[.A11]/[.A$7]" office:value-type="percentage" office:value="0.521373288695244">
            <text:p>52%</text:p>
          </table:table-cell>
          <table:table-cell table:style-name="ce5" table:formula="of:=[.B11]*[.$C$2]" office:value-type="float" office:value="20.8549315478097">
            <text:p>20,9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Wiek, miasta, GUS 2011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2" office:value-type="string">
            <text:p>ogółem</text:p>
          </table:table-cell>
          <table:table-cell table:number-columns-repeated="10"/>
        </table:table-row>
        <table:table-row table:style-name="ro1">
          <table:table-cell table:formula="of:=[.A18]+[.A20]+[.A22]+[.A24]" office:value-type="float" office:value="19430033">
            <text:p>19430033</text:p>
          </table:table-cell>
          <table:table-cell table:number-columns-repeated="10"/>
        </table:table-row>
        <table:table-row table:style-name="ro1">
          <table:table-cell office:value-type="string">
            <text:p>18-24</text:p>
          </table:table-cell>
          <table:table-cell table:number-columns-repeated="2"/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20-24</text:p>
          </table:table-cell>
          <table:table-cell table:number-columns-repeated="5"/>
        </table:table-row>
        <table:table-row table:style-name="ro1">
          <table:table-cell table:formula="of:=SUM([.D18:.K18])" office:value-type="float" office:value="2221024">
            <text:p>2221024</text:p>
          </table:table-cell>
          <table:table-cell table:style-name="ce3" table:formula="of:=[.A18]/[.A$16]" office:value-type="percentage" office:value="0.11430881254808">
            <text:p>11%</text:p>
          </table:table-cell>
          <table:table-cell table:style-name="ce5" table:formula="of:=[.B18]*[.$C$2]" office:value-type="float" office:value="4.57235250192318">
            <text:p>4,6</text:p>
          </table:table-cell>
          <table:table-cell office:value-type="float" office:value="269662">
            <text:p>269662</text:p>
          </table:table-cell>
          <table:table-cell office:value-type="float" office:value="291397">
            <text:p>291397</text:p>
          </table:table-cell>
          <table:table-cell office:value-type="float" office:value="1659965">
            <text:p>1659965</text:p>
          </table:table-cell>
          <table:table-cell table:number-columns-repeated="5"/>
        </table:table-row>
        <table:table-row table:style-name="ro1">
          <table:table-cell office:value-type="string">
            <text:p>25-39</text:p>
          </table:table-cell>
          <table:table-cell table:number-columns-repeated="2"/>
          <table:table-cell office:value-type="string">
            <text:p>25-29</text:p>
          </table:table-cell>
          <table:table-cell office:value-type="string">
            <text:p>30-34</text:p>
          </table:table-cell>
          <table:table-cell office:value-type="string">
            <text:p>35-39</text:p>
          </table:table-cell>
          <table:table-cell table:number-columns-repeated="5"/>
        </table:table-row>
        <table:table-row table:style-name="ro1">
          <table:table-cell table:formula="of:=SUM([.D20:.K20])" office:value-type="float" office:value="5702829">
            <text:p>5702829</text:p>
          </table:table-cell>
          <table:table-cell table:style-name="ce3" table:formula="of:=[.A20]/[.A$16]" office:value-type="percentage" office:value="0.293505883391963">
            <text:p>29%</text:p>
          </table:table-cell>
          <table:table-cell table:style-name="ce5" table:formula="of:=[.B20]*[.$C$2]" office:value-type="float" office:value="11.7402353356785">
            <text:p>11,7</text:p>
          </table:table-cell>
          <table:table-cell office:value-type="float" office:value="2026543">
            <text:p>2026543</text:p>
          </table:table-cell>
          <table:table-cell office:value-type="float" office:value="1977145">
            <text:p>1977145</text:p>
          </table:table-cell>
          <table:table-cell office:value-type="float" office:value="1699141">
            <text:p>1699141</text:p>
          </table:table-cell>
          <table:table-cell table:number-columns-repeated="5"/>
        </table:table-row>
        <table:table-row table:style-name="ro1">
          <table:table-cell office:value-type="string">
            <text:p>40-64</text:p>
          </table:table-cell>
          <table:table-cell table:number-columns-repeated="2"/>
          <table:table-cell office:value-type="string">
            <text:p>40-44</text:p>
          </table:table-cell>
          <table:table-cell office:value-type="string">
            <text:p>45-49</text:p>
          </table:table-cell>
          <table:table-cell office:value-type="string">
            <text:p>50-54</text:p>
          </table:table-cell>
          <table:table-cell office:value-type="string">
            <text:p>55-59</text:p>
          </table:table-cell>
          <table:table-cell office:value-type="string">
            <text:p>60-64</text:p>
          </table:table-cell>
          <table:table-cell table:number-columns-repeated="3"/>
        </table:table-row>
        <table:table-row table:style-name="ro1">
          <table:table-cell table:formula="of:=SUM([.D22:.K22])" office:value-type="float" office:value="8214326">
            <text:p>8214326</text:p>
          </table:table-cell>
          <table:table-cell table:style-name="ce3" table:formula="of:=[.A22]/[.A$16]" office:value-type="percentage" office:value="0.422764387481998">
            <text:p>42%</text:p>
          </table:table-cell>
          <table:table-cell table:style-name="ce5" table:formula="of:=[.B22]*[.$C$2]" office:value-type="float" office:value="16.9105754992799">
            <text:p>16,9</text:p>
          </table:table-cell>
          <table:table-cell office:value-type="float" office:value="1402045">
            <text:p>1402045</text:p>
          </table:table-cell>
          <table:table-cell office:value-type="float" office:value="1458971">
            <text:p>1458971</text:p>
          </table:table-cell>
          <table:table-cell office:value-type="float" office:value="1838570">
            <text:p>1838570</text:p>
          </table:table-cell>
          <table:table-cell office:value-type="float" office:value="1917715">
            <text:p>1917715</text:p>
          </table:table-cell>
          <table:table-cell office:value-type="float" office:value="1597025">
            <text:p>1597025</text:p>
          </table:table-cell>
          <table:table-cell table:number-columns-repeated="3"/>
        </table:table-row>
        <table:table-row table:style-name="ro1">
          <table:table-cell office:value-type="string">
            <text:p>65+</text:p>
          </table:table-cell>
          <table:table-cell table:number-columns-repeated="2"/>
          <table:table-cell office:value-type="string">
            <text:p>65-69</text:p>
          </table:table-cell>
          <table:table-cell office:value-type="string">
            <text:p>70-74</text:p>
          </table:table-cell>
          <table:table-cell office:value-type="string">
            <text:p>75-79</text:p>
          </table:table-cell>
          <table:table-cell office:value-type="string">
            <text:p>80-84</text:p>
          </table:table-cell>
          <table:table-cell office:value-type="string">
            <text:p>85-89</text:p>
          </table:table-cell>
          <table:table-cell office:value-type="string">
            <text:p>90-94</text:p>
          </table:table-cell>
          <table:table-cell office:value-type="string">
            <text:p>95-99</text:p>
          </table:table-cell>
          <table:table-cell office:value-type="string">
            <text:p>100 i więcej</text:p>
          </table:table-cell>
        </table:table-row>
        <table:table-row table:style-name="ro1">
          <table:table-cell table:formula="of:=SUM([.D24:.K24])" office:value-type="float" office:value="3291854">
            <text:p>3291854</text:p>
          </table:table-cell>
          <table:table-cell table:style-name="ce3" table:formula="of:=[.A24]/[.A$16]" office:value-type="percentage" office:value="0.169420916577959">
            <text:p>17%</text:p>
          </table:table-cell>
          <table:table-cell table:style-name="ce5" table:formula="of:=[.B24]*[.$C$2]" office:value-type="float" office:value="6.77683666311838">
            <text:p>6,8</text:p>
          </table:table-cell>
          <table:table-cell office:value-type="float" office:value="913773">
            <text:p>913773</text:p>
          </table:table-cell>
          <table:table-cell office:value-type="float" office:value="860069">
            <text:p>860069</text:p>
          </table:table-cell>
          <table:table-cell office:value-type="float" office:value="714167">
            <text:p>714167</text:p>
          </table:table-cell>
          <table:table-cell office:value-type="float" office:value="488488">
            <text:p>488488</text:p>
          </table:table-cell>
          <table:table-cell office:value-type="float" office:value="240577">
            <text:p>240577</text:p>
          </table:table-cell>
          <table:table-cell office:value-type="float" office:value="58453">
            <text:p>58453</text:p>
          </table:table-cell>
          <table:table-cell office:value-type="float" office:value="14205">
            <text:p>14205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/>
          <table:table-cell table:style-name="ce3"/>
          <table:table-cell table:style-name="ce5"/>
          <table:table-cell table:number-columns-repeated="8"/>
        </table:table-row>
        <table:table-row table:style-name="ro1">
          <table:table-cell/>
          <table:table-cell table:style-name="ce4" office:value-type="string">
            <text:p>spr.</text:p>
          </table:table-cell>
          <table:table-cell table:formula="of:=4+12+17+7"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Wykształcenie, pomorskie, GUS 20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gółem</text:p>
          </table:table-cell>
          <table:table-cell table:number-columns-repeated="10"/>
        </table:table-row>
        <table:table-row table:style-name="ro1">
          <table:table-cell office:value-type="float" office:value="1953779">
            <text:p>1953779</text:p>
          </table:table-cell>
          <table:table-cell table:number-columns-repeated="10"/>
        </table:table-row>
        <table:table-row table:style-name="ro1">
          <table:table-cell office:value-type="string">
            <text:p>wyższe</text:p>
          </table:table-cell>
          <table:table-cell table:number-columns-repeated="10"/>
        </table:table-row>
        <table:table-row table:style-name="ro1">
          <table:table-cell office:value-type="float" office:value="344122">
            <text:p>344122</text:p>
          </table:table-cell>
          <table:table-cell table:style-name="ce3" table:formula="of:=[.A33]/[.A$31]" office:value-type="percentage" office:value="0.176131486723933">
            <text:p>18%</text:p>
          </table:table-cell>
          <table:table-cell table:style-name="ce5" table:formula="of:=[.B33]*[.$C$2]" office:value-type="float" office:value="7.04525946895734">
            <text:p>7,0</text:p>
          </table:table-cell>
          <table:table-cell table:number-columns-repeated="8"/>
        </table:table-row>
        <table:table-row table:style-name="ro1">
          <table:table-cell office:value-type="string">
            <text:p>średnie</text:p>
          </table:table-cell>
          <table:table-cell table:style-name="ce3"/>
          <table:table-cell/>
          <table:table-cell office:value-type="string">
            <text:p>średnie zaw</text:p>
          </table:table-cell>
          <table:table-cell office:value-type="string">
            <text:p>średnie ogól</text:p>
          </table:table-cell>
          <table:table-cell table:number-columns-repeated="6"/>
        </table:table-row>
        <table:table-row table:style-name="ro1">
          <table:table-cell table:formula="of:=SUM([.D35:.H35])" office:value-type="float" office:value="611479">
            <text:p>611479</text:p>
          </table:table-cell>
          <table:table-cell table:style-name="ce3" table:formula="of:=[.A35]/[.A$31]" office:value-type="percentage" office:value="0.312972449801129">
            <text:p>31%</text:p>
          </table:table-cell>
          <table:table-cell table:style-name="ce5" table:formula="of:=[.B35]*[.$C$2]" office:value-type="float" office:value="12.5188979920452">
            <text:p>12,5</text:p>
          </table:table-cell>
          <table:table-cell office:value-type="float" office:value="366396">
            <text:p>366396</text:p>
          </table:table-cell>
          <table:table-cell office:value-type="float" office:value="245083">
            <text:p>245083</text:p>
          </table:table-cell>
          <table:table-cell table:number-columns-repeated="6"/>
        </table:table-row>
        <table:table-row table:style-name="ro1">
          <table:table-cell office:value-type="string">
            <text:p>podstawowe</text:p>
          </table:table-cell>
          <table:table-cell table:style-name="ce3"/>
          <table:table-cell/>
          <table:table-cell office:value-type="string">
            <text:p>zawodowe</text:p>
          </table:table-cell>
          <table:table-cell office:value-type="string">
            <text:p>gimnazjalne</text:p>
          </table:table-cell>
          <table:table-cell office:value-type="string">
            <text:p>podstawowe, done</text:p>
          </table:table-cell>
          <table:table-cell table:number-columns-repeated="2" office:value-type="string">
            <text:p>inne</text:p>
          </table:table-cell>
          <table:table-cell table:number-columns-repeated="3"/>
        </table:table-row>
        <table:table-row table:style-name="ro1">
          <table:table-cell table:formula="of:=SUM([.D37:.H37])" office:value-type="float" office:value="998178">
            <text:p>998178</text:p>
          </table:table-cell>
          <table:table-cell table:style-name="ce3" table:formula="of:=[.A37]/[.A$31]" office:value-type="percentage" office:value="0.510896063474938">
            <text:p>51%</text:p>
          </table:table-cell>
          <table:table-cell table:style-name="ce5" table:formula="of:=[.B37]*[.$C$2]" office:value-type="float" office:value="20.4358425389975">
            <text:p>20,4</text:p>
          </table:table-cell>
          <table:table-cell office:value-type="float" office:value="427319">
            <text:p>427319</text:p>
          </table:table-cell>
          <table:table-cell office:value-type="float" office:value="97461">
            <text:p>97461</text:p>
          </table:table-cell>
          <table:table-cell office:value-type="float" office:value="337342">
            <text:p>337342</text:p>
          </table:table-cell>
          <table:table-cell office:value-type="float" office:value="21432">
            <text:p>21432</text:p>
          </table:table-cell>
          <table:table-cell office:value-type="float" office:value="114624">
            <text:p>11462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>
            <text:p>spr.</text:p>
          </table:table-cell>
          <table:table-cell table:formula="of:=7+13+20"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Model rodziny, Polska, Eurostat 20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ospodarstwa z dziećmi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percentage" office:value="0.59">
            <text:p>59%</text:p>
          </table:table-cell>
          <table:table-cell table:style-name="ce5" table:formula="of:=[.B44]*[.$C$2]" office:value-type="float" office:value="23.6">
            <text:p>23,6</text:p>
          </table:table-cell>
          <table:table-cell table:number-columns-repeated="8"/>
        </table:table-row>
        <table:table-row table:style-name="ro1">
          <table:table-cell office:value-type="string">
            <text:p>Gospodarstwa bez dzieci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percentage" office:value="0.41">
            <text:p>41%</text:p>
          </table:table-cell>
          <table:table-cell table:style-name="ce5" table:formula="of:=[.B46]*[.$C$2]" office:value-type="float" office:value="16.4">
            <text:p>16,4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1"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3.02.2014</text:date>, <text:time>00:49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Jaros</meta:initial-creator>
    <meta:creation-date>2014-02-02T22:43:46.13</meta:creation-date>
    <dc:date>2014-02-03T00:49:15.69</dc:date>
    <dc:creator>Maciej Jaros</dc:creator>
    <meta:editing-duration>PT53M26S</meta:editing-duration>
    <meta:editing-cycles>8</meta:editing-cycles>
    <meta:generator>OpenOffice/4.0.1$Win32 OpenOffice.org_project/401m5$Build-9714</meta:generator>
    <meta:document-statistic meta:table-count="1" meta:cell-count="110" meta:object-count="0"/>
  </office:meta>
</office:document-meta>
</file>